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986cm" table:align="left"/>
    </style:style>
    <style:style style:name="Tabela1.A" style:family="table-column">
      <style:table-column-properties style:column-width="5.666cm"/>
    </style:style>
    <style:style style:name="Tabela1.B" style:family="table-column">
      <style:table-column-properties style:column-width="5.667cm"/>
    </style:style>
    <style:style style:name="Tabela1.C" style:family="table-column">
      <style:table-column-properties style:column-width="5.653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1.22" style:family="table-row">
      <style:table-row-properties style:min-row-height="1.109cm"/>
    </style:style>
    <style:style style:name="Tabela1.23" style:family="table-row">
      <style:table-row-properties style:min-row-height="2.358cm"/>
    </style:style>
    <style:style style:name="P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2" style:family="paragraph" style:parent-style-name="Standard">
      <style:paragraph-properties fo:line-height="150%" fo:text-align="center" style:justify-single-word="false"/>
      <style:text-properties style:font-name="Arial" fo:font-weight="bold" style:font-weight-asian="bold" style:font-weight-complex="bold"/>
    </style:style>
    <style:style style:name="P3" style:family="paragraph" style:parent-style-name="Standard">
      <style:paragraph-properties fo:text-align="justify" style:justify-single-word="false"/>
      <style:text-properties style:font-name="Arial" fo:font-weight="bold" style:font-weight-asian="bold" style:font-weight-complex="bold"/>
    </style:style>
    <style:style style:name="P4" style:family="paragraph" style:parent-style-name="Standard">
      <style:paragraph-properties fo:text-align="justify" style:justify-single-word="false"/>
      <style:text-properties style:font-name="Arial" fo:font-weight="bold" officeooo:paragraph-rsid="001d9b43" style:font-weight-asian="bold" style:font-weight-complex="bold"/>
    </style:style>
    <style:style style:name="P5" style:family="paragraph" style:parent-style-name="Standard">
      <style:paragraph-properties fo:text-align="justify" style:justify-single-word="false"/>
      <style:text-properties style:font-name="Arial" fo:font-weight="bold" officeooo:rsid="001d9b43" officeooo:paragraph-rsid="001d9b43" style:font-weight-asian="bold" style:font-weight-complex="bold"/>
    </style:style>
    <style:style style:name="P6" style:family="paragraph" style:parent-style-name="Standard">
      <style:paragraph-properties fo:text-align="justify" style:justify-single-word="false"/>
      <style:text-properties style:font-name="Arial" fo:font-weight="normal" style:font-weight-asian="normal" style:font-weight-complex="normal"/>
    </style:style>
    <style:style style:name="P7" style:family="paragraph" style:parent-style-name="Standard">
      <style:paragraph-properties fo:text-align="justify" style:justify-single-word="false"/>
      <style:text-properties style:font-name="Arial" fo:font-weight="normal" officeooo:rsid="001d9b43" officeooo:paragraph-rsid="001d9b43" style:font-weight-asian="normal" style:font-weight-complex="normal"/>
    </style:style>
    <style:style style:name="P8" style:family="paragraph" style:parent-style-name="Standard">
      <style:paragraph-properties fo:line-height="150%" fo:text-align="justify" style:justify-single-word="false"/>
      <style:text-properties style:font-name="Arial"/>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color="#008000" style:font-name="Arial"/>
    </style:style>
    <style:style style:name="P12" style:family="paragraph" style:parent-style-name="Standard">
      <style:paragraph-properties fo:text-align="justify" style:justify-single-word="false"/>
      <style:text-properties fo:color="#008000" style:font-name="Arial" fo:font-weight="normal" style:font-weight-asian="normal" style:font-weight-complex="normal"/>
    </style:style>
    <style:style style:name="P13" style:family="paragraph" style:parent-style-name="Standard">
      <style:paragraph-properties fo:text-align="justify" style:justify-single-word="false"/>
      <style:text-properties fo:color="#008000" style:font-name="Arial"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color="#ff0000" style:font-name="Arial"/>
    </style:style>
    <style:style style:name="P15" style:family="paragraph" style:parent-style-name="Standard">
      <style:paragraph-properties fo:text-align="justify" style:justify-single-word="false"/>
      <style:text-properties fo:color="#0000ff" style:font-name="Arial"/>
    </style:style>
    <style:style style:name="P16" style:family="paragraph" style:parent-style-name="Standard">
      <style:paragraph-properties fo:text-align="justify" style:justify-single-word="false"/>
      <style:text-properties fo:color="#000000" style:font-name="Arial1" fo:font-size="12pt" fo:font-weight="normal" officeooo:rsid="001b8ac7" officeooo:paragraph-rsid="001b8ac7" style:font-name-asian="Monospace" style:font-size-asian="12pt" style:font-weight-asian="normal" style:font-name-complex="Monospace" style:font-size-complex="12pt" style:font-weight-complex="normal"/>
    </style:style>
    <style:style style:name="P17" style:family="paragraph" style:parent-style-name="Table_20_Contents">
      <style:paragraph-properties fo:text-align="justify" style:justify-single-word="false"/>
      <style:text-properties style:font-name="Arial" fo:font-weight="bold" style:font-weight-asian="bold" style:font-weight-complex="bold"/>
    </style:style>
    <style:style style:name="P18" style:family="paragraph" style:parent-style-name="Table_20_Contents">
      <style:paragraph-properties fo:text-align="justify" style:justify-single-word="false"/>
      <style:text-properties style:font-name="Arial" fo:font-style="normal" fo:font-weight="bold" style:font-style-asian="normal" style:font-weight-asian="bold" style:font-style-complex="normal" style:font-weight-complex="bold"/>
    </style:style>
    <style:style style:name="P19" style:family="paragraph" style:parent-style-name="Table_20_Contents">
      <style:paragraph-properties fo:text-align="justify" style:justify-single-word="false"/>
      <style:text-properties style:font-name="Arial"/>
    </style:style>
    <style:style style:name="P20" style:family="paragraph" style:parent-style-name="Table_20_Contents">
      <style:paragraph-properties fo:text-align="justify" style:justify-single-word="false"/>
      <style:text-properties style:font-name="Arial" fo:font-size="11pt" style:font-size-asian="11pt" style:font-size-complex="11pt"/>
    </style:style>
    <style:style style:name="P21" style:family="paragraph" style:parent-style-name="Table_20_Contents">
      <style:paragraph-properties fo:text-align="justify" style:justify-single-word="false"/>
      <style:text-properties fo:color="#008000" style:font-name="Arial"/>
    </style:style>
    <style:style style:name="P22" style:family="paragraph" style:parent-style-name="Table_20_Contents">
      <style:paragraph-properties fo:text-align="justify" style:justify-single-word="false"/>
      <style:text-properties fo:color="#0000ff" style:font-name="Arial"/>
    </style:style>
    <style:style style:name="P23" style:family="paragraph" style:parent-style-name="Table_20_Contents">
      <style:paragraph-properties fo:text-align="justify" style:justify-single-word="false"/>
      <style:text-properties fo:color="#ff0000" style:font-name="Arial"/>
    </style:style>
    <style:style style:name="P24" style:family="paragraph" style:parent-style-name="Index_20_1">
      <style:paragraph-properties>
        <style:tab-stops>
          <style:tab-stop style:position="17cm" style:type="right" style:leader-style="dotted" style:leader-text="."/>
        </style:tab-stops>
      </style:paragraph-properties>
    </style:style>
    <style:style style:name="P25" style:family="paragraph" style:parent-style-name="Standard" style:list-style-name="L1">
      <style:paragraph-properties fo:line-height="150%" fo:text-align="justify" style:justify-single-word="false"/>
      <style:text-properties style:font-name="Arial"/>
    </style:style>
    <style:style style:name="P26" style:family="paragraph" style:parent-style-name="Standard" style:list-style-name="L2">
      <style:paragraph-properties fo:line-height="150%" fo:text-align="justify" style:justify-single-word="false"/>
      <style:text-properties style:font-name="Arial"/>
    </style:style>
    <style:style style:name="P27" style:family="paragraph" style:parent-style-name="Standard" style:list-style-name="L2">
      <style:paragraph-properties fo:line-height="150%" fo:text-align="justify" style:justify-single-word="false"/>
      <style:text-properties style:font-name="Arial" fo:font-weight="normal" style:font-weight-asian="normal" style:font-weight-complex="normal"/>
    </style:style>
    <style:style style:name="P28" style:family="paragraph" style:parent-style-name="Standard" style:list-style-name="L4">
      <style:paragraph-properties fo:text-align="justify" style:justify-single-word="false"/>
      <style:text-properties style:font-name="Arial" fo:font-weight="normal" style:font-weight-asian="normal" style:font-weight-complex="normal"/>
    </style:style>
    <style:style style:name="P29" style:family="paragraph" style:parent-style-name="Standard" style:list-style-name="L5">
      <style:paragraph-properties fo:text-align="justify" style:justify-single-word="false"/>
      <style:text-properties style:font-name="Arial" fo:font-weight="normal" style:font-weight-asian="normal" style:font-weight-complex="normal"/>
    </style:style>
    <style:style style:name="P30" style:family="paragraph" style:parent-style-name="Standard" style:list-style-name="L3">
      <style:paragraph-properties fo:text-align="justify" style:justify-single-word="false"/>
      <style:text-properties fo:color="#000000" style:font-name="Arial1" fo:font-size="12pt" fo:font-weight="normal" style:font-name-asian="Monospace" style:font-size-asian="12pt" style:font-weight-asian="normal" style:font-name-complex="Monospace" style:font-size-complex="12pt" style:font-weight-complex="normal"/>
    </style:style>
    <style:style style:name="P31" style:family="paragraph" style:parent-style-name="Standard" style:list-style-name="L3">
      <style:paragraph-properties fo:text-align="justify" style:justify-single-word="false"/>
      <style:text-properties fo:color="#000000" style:font-name="Arial1" fo:font-size="12pt" fo:font-weight="normal" officeooo:paragraph-rsid="001bb8ba" style:font-name-asian="Monospace" style:font-size-asian="12pt" style:font-weight-asian="normal" style:font-name-complex="Monospace" style:font-size-complex="12pt" style:font-weight-complex="normal"/>
    </style:style>
    <style:style style:name="P32" style:family="paragraph" style:parent-style-name="Standard" style:list-style-name="L3">
      <style:paragraph-properties fo:text-align="justify" style:justify-single-word="false"/>
      <style:text-properties fo:color="#000000" style:font-name="Arial1" fo:font-size="12pt" fo:font-weight="normal" officeooo:rsid="001bb8ba" officeooo:paragraph-rsid="001bb8ba" style:font-name-asian="Monospace" style:font-size-asian="12pt" style:font-weight-asian="normal" style:font-name-complex="Monospace" style:font-size-complex="12pt" style:font-weight-complex="normal"/>
    </style:style>
    <style:style style:name="T1" style:family="text">
      <style:text-properties fo:color="#0000ff"/>
    </style:style>
    <style:style style:name="T2" style:family="text">
      <style:text-properties fo:font-size="11pt" style:font-size-asian="11pt" style:font-size-complex="11pt"/>
    </style:style>
    <style:style style:name="T3" style:family="text">
      <style:text-properties fo:color="#008000"/>
    </style:style>
    <style:style style:name="T4" style:family="text">
      <style:text-properties fo:font-weight="bold" style:font-weight-asian="bold" style:font-weight-complex="bold"/>
    </style:style>
    <style:style style:name="T5" style:family="text">
      <style:text-properties fo:font-weight="bold" officeooo:rsid="001bb8ba"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1b8ac7"/>
    </style:style>
    <style:style style:name="T8" style:family="text">
      <style:text-properties officeooo:rsid="001bb8ba"/>
    </style:style>
    <style:style style:name="T9" style:family="text">
      <style:text-properties officeooo:rsid="001c25e8"/>
    </style:style>
    <style:style style:name="T10" style:family="text">
      <style:text-properties officeooo:rsid="001fb7b1"/>
    </style:style>
    <style:style style:name="T11" style:family="text">
      <style:text-properties officeooo:rsid="0022a31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MARCELO DOS SANTOS MARIANO</text:p>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APLICACAÇÃO CSTA (CSTAAP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9">Fevereiro</text:span> - 2013</text:p>
      <text:alphabetical-index text:style-name="Sect1" text:protected="true" text:name="Índice alfabético1">
        <text:alphabetical-index-source text:combine-entries="false" text:capitalize-entries="true" text:sort-algorithm="alphanumeric" fo:language="pt" fo:country="BR">
          <text:index-title-template text:style-name="Index_20_Heading">Índice</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text:soft-page-break/>Índice</text:p>
          </text:index-title>
          <text:p text:style-name="P24">1 – Instalação<text:tab/>2</text:p>
          <text:p text:style-name="P24">1.1 – Pré – requisitos<text:tab/>2</text:p>
          <text:p text:style-name="P24">1.2 – procedimentos<text:tab/>2</text:p>
          <text:p text:style-name="P24">2 – Configuração<text:tab/>3</text:p>
          <text:p text:style-name="P24">3 – Eventos <text:tab/>4</text:p>
          <text:p text:style-name="P24">3.1 – Database<text:tab/>4</text:p>
          <text:p text:style-name="P24">3.2 – Conexão TCP para visualização e envio de comandos <text:tab/>4</text:p>
          <text:p text:style-name="P24">3.3 – Interpretação e ocorrência dos eventos <text:tab/>4</text:p>
          <text:p text:style-name="P24">4 – Comandos.<text:tab/>5</text:p>
          <text:p text:style-name="P24">5 – Manutenção.<text:tab/>9</text:p>
          <text:p text:style-name="P24">5.1 Alarmes e monitoração<text:tab/>9</text:p>
          <text:p text:style-name="P24"><text:s/><text:tab/>9</text:p>
        </text:index-body>
      </text:alphabetical-index>
      <text:p text:style-name="P1"><text:toc-mark text:string-value=" " text:outline-level="1"/><text:user-index-mark text:string-value=" " text:index-name="User-Defined" text:outline-level="1"/><text:user-index-mark text:string-value=" " text:index-name="User-Defined" text:outline-level="1"/><text:user-index-mark text:string-value=" " text:index-name="User-Defined" text:outline-level="1"/><text:user-index-mark text:string-value=" " text:index-name="User-Defined" text:outline-level="1"/><text:user-index-mark text:string-value=" " text:index-name="User-Defined" text:outline-level="1"/><text:user-index-mark text:string-value=" " text:index-name="User-Defined" text:outline-level="1"/><text:user-index-mark text:string-value=" " text:index-name="User-Defined" text:outline-level="1"/><text:user-index-mark text:string-value=" " text:index-name="User-Defined" text:outline-level="1"/><text:user-index-mark text:string-value=" " text:index-name="User-Defined" text:outline-level="1"/><text:user-index-mark text:string-value=" " text:index-name="User-Defined" text:outline-level="1"/><text:user-index-mark text:string-value=" " text:index-name="User-Defined" text:outline-level="1"/><text:user-index-mark text:string-value=" " text:index-name="User-Defined" text:outline-level="1"/><text:toc-mark text:string-value=" " text:outline-level="1"/><text:user-index-mark text:string-value=" " text:index-name="User-Defined" text:outline-level="1"/><text:user-index-mark text:string-value=" " text:index-name="User-Defined" text:outline-level="1"/><text:user-index-mark text:string-value=" " text:index-name="User-Defined" text:outline-level="1"/></text:p>
      <text:p text:style-name="P1"><text:user-index-mark text:string-value=" " text:index-name="User-Defined" text:outline-level="1"/><text:user-index-mark text:string-value=" " text:index-name="User-Defined" text:outline-level="1"/><text:user-index-mark text:string-value=" " text:index-name="User-Defined" text:outline-level="1"/><text:toc-mark text:string-value=" " text:outline-level="1"/><text:user-index-mark text:string-value=" " text:index-name="User-Defined" text:outline-level="1"/><text:user-index-mark text:string-value=" " text:index-name="User-Defined" text:outline-level="1"/><text:toc-mark text:string-value=" " text:outline-level="1"/><text:user-index-mark text:string-value=" " text:index-name="User-Defined" text:outline-level="1"/><text:user-index-mark text:string-value=" " text:index-name="User-Defined" text:outline-level="1"/><text:user-index-mark text:string-value=" " text:index-name="User-Defined" text:outline-level="1"/><text:user-index-mark text:string-value=" " text:index-name="User-Defined" text:outline-level="1"/></text:p>
      <text:p text:style-name="P1"><text:alphabetical-index-mark-start text:id="IMark90738540"/>1 – Instalação<text:alphabetical-index-mark-end text:id="IMark90738540"/></text:p>
      <text:p text:style-name="P1"><text:alphabetical-index-mark-start text:id="IMark90738540"/>1.1 – Pré – requisitos<text:alphabetical-index-mark-end text:id="IMark90738540"/></text:p>
      <text:list xml:id="list20463856" text:style-name="L1">
        <text:list-item>
          <text:p text:style-name="P25">Ter rede configurada e funcionando.</text:p>
        </text:list-item>
        <text:list-item>
          <text:p text:style-name="P25">Ter instalado Banco de dados MySQL. </text:p>
        </text:list-item>
        <text:list-item>
          <text:p text:style-name="P25">Ter arquivos de instalação do CstaApp</text:p>
        </text:list-item>
        <text:list-item>
          <text:p text:style-name="P25">Ter um pabx com suporte ao csta fase 3</text:p>
        </text:list-item>
      </text:list>
      <text:p text:style-name="P1"><text:alphabetical-index-mark-start text:id="IMark90738540"/>1.2 – procedimentos<text:alphabetical-index-mark-end text:id="IMark90738540"/></text:p>
      <text:list xml:id="list20475944" text:style-name="L2">
        <text:list-item>
          <text:p text:style-name="P26">Escolha um local para copiar a instalação. Sugestão: crie um usuário como por exemplo “csta” (adduser) se logue e salve a instalação no seu <text:span text:style-name="T4">HOME</text:span>. A instalação ficaria em <text:span text:style-name="T4">/home/csta/CstaApp/.</text:span></text:p>
        </text:list-item>
        <text:list-item>
          <text:p text:style-name="P26">Abra o terminal e vá até a pasta de instalação<text:span text:style-name="T4"> cd /home/csta/CstaApp</text:span></text:p>
        </text:list-item>
        <text:list-item>
          <text:p text:style-name="P27">Copie a biblioteca do mysql presente na instalação eexecute o seguinte comando no prompt do terminal: ln -s /home/csta/CstaApp/libmysql.so.16.0.0 /lib/libmysqlclient.so.18</text:p>
        </text:list-item>
        <text:list-item>
          <text:p text:style-name="P26">Digite o comando sem omitir nenhum parte do caminho do executável: <text:span text:style-name="T4">/home/csta/CstaApp/CstaApp -install.</text:span></text:p>
        </text:list-item>
        <text:list-item>
          <text:p text:style-name="P26">Será apresentado na sequencia perguntas que criaram o arquivo de configuração inicial e o controle de iniciar/parar o serviço.</text:p>
        </text:list-item>
        <text:list-item>
          <text:p text:style-name="P26">A primeira pergunta é para ser respondida com o IP do pabx.</text:p>
        </text:list-item>
        <text:list-item>
          <text:p text:style-name="P26">A segunda pergunta é para ser respondida com a porta do pabx</text:p>
        </text:list-item>
        <text:list-item>
          <text:p text:style-name="P26">A terceira pergunta é a porta TCP por onde o CstaApp vai enviar os eventos e receber os comandos csta.</text:p>
        </text:list-item>
        <text:list-item>
          <text:p text:style-name="P26">A quarta pergunta é se deverá ser gerado o arquivo de logs. Responda Y para sim e N para não</text:p>
        </text:list-item>
        <text:list-item>
          <text:p text:style-name="P26"><text:soft-page-break/>A quinta pergunta será verificar se os eventos de logs serão visualizados, só responda sim para esta pergunta se o CstaApp não rodara como serviço.</text:p>
        </text:list-item>
        <text:list-item>
          <text:p text:style-name="P26">A sexta <text:s/>pergunta se deverá ser criado como serviço o CstaApp. Responda Y para sim e N para não. </text:p>
        </text:list-item>
        <text:list-item>
          <text:p text:style-name="P26">A sétima pergunta qual o usuario do banco de dados mysql</text:p>
        </text:list-item>
        <text:list-item>
          <text:p text:style-name="P26">E a oitava e ultima pergunta qual a senha de acesso. Após serão criados dois arquivos na pasta de instalação cstaserve e config.txt</text:p>
        </text:list-item>
        <text:list-item>
          <text:p text:style-name="P26">Se o CstaApp for criado como serviço e estiver configurado corretamente,digite o seguinte comando para iniciá-lo: <text:span text:style-name="T4">/etc/init.d/cstaserve.</text:span></text:p>
        </text:list-item>
        <text:list-item>
          <text:p text:style-name="P26">Para verificar se o mesmo está rodando digite o comando “<text:span text:style-name="T4">top</text:span>” no terminal e o mesmo mostrará na lista de execução dos processos do linux o aplicação CstaApp.</text:p>
        </text:list-item>
        <text:list-item>
          <text:p text:style-name="P26">A aplicação cria uma automaticamente a base de dados csta e as tabelas csta e device, verifique a existência na mesma através de gerenciador de base de dados.</text:p>
        </text:list-item>
        <text:list-item>
          <text:p text:style-name="P26">Caso queira rodar como uma aplicação basta digitar<text:span text:style-name="T4"> /home/csta/CstaApp/CstaApp</text:span> ele inicializa normalmente, se você configurou mostrar logs no arquivo de configuração todos os eventos de logs serão mostrados no terminal. Caso você tenha feito isto para algum teste, antes de rodar em serviço desative mostrar logs no arquivo de configuração config.txt.</text:p>
        </text:list-item>
      </text:list>
      <text:p text:style-name="P8"/>
      <text:p text:style-name="P3"><text:alphabetical-index-mark-start text:id="IMark90738636"/>2 – Configuração<text:alphabetical-index-mark-end text:id="IMark90738636"/></text:p>
      <text:p text:style-name="P6">Um arquivo de configuração é criado durante a instalação. Este arquivo <text:s/>pode ser modificado a qualquer tempo a fim de modificar as características de inicialização ou funcionamento da aplicação.</text:p>
      <text:p text:style-name="P3">2.1 – Estrutura do arquivo de configuração.</text:p>
      <text:p text:style-name="P6">É composto por linhas com variável=valor e os valores possíveis são:</text:p>
      <text:list xml:id="list20445669" text:style-name="L3">
        <text:list-item>
          <text:p text:style-name="P30">IP=Endereço ip do PABX</text:p>
        </text:list-item>
        <text:list-item>
          <text:p text:style-name="P30">MYUSER=Usuário de acesso ao MySQL</text:p>
        </text:list-item>
        <text:list-item>
          <text:p text:style-name="P30">MYPASS=Senha de acesso ao MySQL</text:p>
        </text:list-item>
        <text:list-item>
          <text:p text:style-name="P30">VERSION=Versão do PABX. Valores H4000V6 | H4000 | H3000</text:p>
        </text:list-item>
        <text:list-item>
          <text:p text:style-name="P30">PORTAPP=Porta TCP de acesso ao envio/recebimento de mensagens CSTA</text:p>
        </text:list-item>
        <text:list-item>
          <text:p text:style-name="P30">PORTA=Porta CSTA do PABX</text:p>
        </text:list-item>
        <text:list-item>
          <text:p text:style-name="P30">VL=Visualizar Logs[Y|N]</text:p>
        </text:list-item>
        <text:list-item>
          <text:p text:style-name="P30">LOGS=Gravar Logs[Y|N]</text:p>
        </text:list-item>
        <text:list-item>
          <text:p text:style-name="P30">EVMASK=evServiceInitiated[0|1];evFailed[0|1];evConnectionCleared[0|1];evDelivered[0|1];evEstablished[0|1];evQueued[0|1];evHeld[0|1];evRetrieved[0|1];evTransferred[0|1];evOriginated[0|1];evNetworkReached[0|1];evDiverted[0|1];evConferenced[0|1](Filtro de eventos 1 – ativado 0 – desativado ).</text:p>
        </text:list-item>
        <text:list-item>
          <text:p text:style-name="P32">EMAILACT = Habilitar e-mail para envio de alarme 0 – desativado 1 – ativado</text:p>
        </text:list-item>
        <text:list-item>
          <text:p text:style-name="P31"><text:span text:style-name="T7">SERVERMAIL</text:span><text:span text:style-name="T5">=</text:span><text:span text:style-name="T8">endereço smtp do servidor de e-mail</text:span></text:p>
        </text:list-item>
        <text:list-item>
          <text:p text:style-name="P31"><text:span text:style-name="T7">PORTMAIL</text:span><text:span text:style-name="T8">=porta do endereço do servidor de e-mail</text:span></text:p>
        </text:list-item>
        <text:list-item>
          <text:p text:style-name="P31"><text:span text:style-name="T7">USERMAIL</text:span><text:span text:style-name="T8">=usuario do e-mail</text:span></text:p>
        </text:list-item>
        <text:list-item>
          <text:p text:style-name="P31"><text:span text:style-name="T7">PASSMAIL</text:span><text:span text:style-name="T8">=senha do e-mail</text:span></text:p>
        </text:list-item>
        <text:list-item>
          <text:p text:style-name="P31"><text:soft-page-break/><text:span text:style-name="T7">TYPEMAIL</text:span><text:span text:style-name="T8">=tipo de envio 0 – criptografado(SSL) 1 – sem criptografia</text:span></text:p>
        </text:list-item>
        <text:list-item>
          <text:p text:style-name="P31"><text:span text:style-name="T7">REMETENTEMAIL </text:span><text:span text:style-name="T8">= remetente do e-mail</text:span></text:p>
        </text:list-item>
        <text:list-item>
          <text:p text:style-name="P31"><text:span text:style-name="T7">DESTINATARIOMAIL </text:span><text:span text:style-name="T8">= destinatario do e-mail</text:span></text:p>
        </text:list-item>
        <text:list-item>
          <text:p text:style-name="P31"><text:span text:style-name="T7">FREQALARME</text:span><text:span text:style-name="T8">= Frequencia de envio. Numero de vezes que o alarme é enviado após o evento ocorrer. -1 sempre vai enviar caso contrario vai enviar o <text:s/>numero de vezes configurado.</text:span></text:p>
        </text:list-item>
      </text:list>
      <text:p text:style-name="P16"><text:tab/></text:p>
      <text:p text:style-name="P6"/>
      <text:p text:style-name="P3"><text:alphabetical-index-mark-start text:id="IMark90738636"/>3 – Eventos <text:alphabetical-index-mark-end text:id="IMark90738636"/></text:p>
      <text:p text:style-name="P3"><text:alphabetical-index-mark-start text:id="IMark90738636"/>3.1 – Database<text:alphabetical-index-mark-end text:id="IMark90738636"/> </text:p>
      <text:p text:style-name="P6">Todos os eventos codificados são salvos em uma database denominada CSTA que contém as tabelas:</text:p>
      <text:list xml:id="list20472445" text:style-name="L4">
        <text:list-item>
          <text:p text:style-name="P28">CSTA <text:s/>(Tabela de eventos CSTA).<text:tab/></text:p>
          <text:list>
            <text:list-item>
              <text:p text:style-name="P28">id <text:tab/><text:tab/>- identificador único do registro.</text:p>
            </text:list-item>
            <text:list-item>
              <text:p text:style-name="P28">data <text:tab/>- Data da ocorrência do evento.</text:p>
            </text:list-item>
            <text:list-item>
              <text:p text:style-name="P28">Hora <text:s text:c="4"/>- Hora da ocorrência do evento.</text:p>
            </text:list-item>
            <text:list-item>
              <text:p text:style-name="P28">dur <text:s text:c="7"/>- Duração do evento. </text:p>
            </text:list-item>
            <text:list-item>
              <text:p text:style-name="P28">Callid <text:s text:c="3"/>- identificador da chamada em que ocorreu o evento.</text:p>
            </text:list-item>
            <text:list-item>
              <text:p text:style-name="P28">Evento <text:s/>- nome do evento</text:p>
            </text:list-item>
            <text:list-item>
              <text:p text:style-name="P28">ramal_ori – ramal de origem do evento.</text:p>
            </text:list-item>
            <text:list-item>
              <text:p text:style-name="P28">ramal_des – ramal de destino do evento</text:p>
            </text:list-item>
            <text:list-item>
              <text:p text:style-name="P28">num_orig – numero de origem do evento.</text:p>
            </text:list-item>
            <text:list-item>
              <text:p text:style-name="P28">num_des – numero de destino do evento.</text:p>
            </text:list-item>
            <text:list-item>
              <text:p text:style-name="P28">Device – Ramal ou tronco em que ocorreu o evento.<text:tab/><text:tab/><text:tab/><text:tab/><text:tab/><text:tab/><text:tab/><text:tab/><text:tab/><text:tab/><text:tab/><text:tab/><text:tab/><text:tab/><text:tab/><text:tab/><text:tab/><text:tab/><text:tab/><text:tab/></text:p>
            </text:list-item>
          </text:list>
        </text:list-item>
        <text:list-item>
          <text:p text:style-name="P28">DEVICE_CSTA</text:p>
          <text:list>
            <text:list-item>
              <text:p text:style-name="P28">id – identificador único do registro.</text:p>
            </text:list-item>
            <text:list-item>
              <text:p text:style-name="P28">Device – Ramal ou Tronco que será monitorado.</text:p>
            </text:list-item>
          </text:list>
        </text:list-item>
      </text:list>
      <text:p text:style-name="P6"/>
      <text:p text:style-name="P6">Os Eventos que são registrados determinam o histórico e o comportamento de uma chamada e são identificados pelo CallId. Por exemplo você poderia fazer a leitura de uma chamada através de uma consulta simples.</text:p>
      <text:p text:style-name="P6"><text:s/>SELECT * FROM CSTA WHERE RML_DES = '100' AND NUM_DES = '413333333' AND DATA = NOW() AND HORA BETWEEN '00:00:00' AND '00:00:01' GROUP BY CALLID</text:p>
      <text:p text:style-name="P6"/>
      <text:p text:style-name="P3"><text:alphabetical-index-mark-start text:id="IMark90746944"/>3.2 – Conexão TCP para visualização e envio de comandos <text:alphabetical-index-mark-end text:id="IMark90746944"/></text:p>
      <text:p text:style-name="P6">Todos os eventos codificados são enviados via TCP a um porta previamente configurada no arquivo de configuração(config.txt) cujo parâmetro é denominado “PORTAAPP".</text:p>
      <text:p text:style-name="P6">Você pode acessar esta porta por TELNET.</text:p>
      <text:p text:style-name="P6">Exemplo com uma porta 35000 No prompt do terminal:</text:p>
      <text:p text:style-name="P3"><text:a xlink:type="simple" xlink:href="mailto:usuario@dominio"><text:span text:style-name="T6">usuario@dominio</text:span></text:a><text:span text:style-name="T6">:~$ telnet 127.0.0.1 35000</text:span></text:p>
      <text:p text:style-name="P6">Trying 127.0.0.1...</text:p>
      <text:p text:style-name="P6">Connected to 127.0.0.1.</text:p>
      <text:p text:style-name="P6">Escape character is ' ^]'</text:p>
      <text:p text:style-name="P6">Connected[1]</text:p>
      <text:p text:style-name="P6">...Todos os eventos serão enviados na sequencia separados por linha(\r\n)...</text:p>
      <text:p text:style-name="P6"/>
      <text:p text:style-name="P6">Cada evento possuem as seguintes informações separadas por ';'.</text:p>
      <text:p text:style-name="P3">Data;Hora;Callid;Evento;Rml_ori;Rml_des;Num_ori;Num_des;Device;\n\r</text:p>
      <text:p text:style-name="P6"><text:s/></text:p>
      <text:p text:style-name="P3"><text:alphabetical-index-mark-start text:id="IMark90746944"/>3.3 – Interpretação e ocorrência dos eventos <text:alphabetical-index-mark-end text:id="IMark90746944"/></text:p>
      <text:p text:style-name="P6"><text:soft-page-break/>Os eventos possíveis de serem enviados são listados a seguir:</text:p>
      <text:p text:style-name="P6"/>
      <text:list xml:id="list20476814" text:style-name="L5">
        <text:list-item>
          <text:p text:style-name="P29">evServiceInitiated</text:p>
          <text:list>
            <text:list-item>
              <text:p text:style-name="P29">Este evento é enviado quando um serviço é iniciado em um Device. O mais comum ocorre que um ramal recebe o tom de discar para ele efetue uma chamada</text:p>
            </text:list-item>
          </text:list>
        </text:list-item>
        <text:list-item>
          <text:p text:style-name="P29">evFailed</text:p>
          <text:list>
            <text:list-item>
              <text:p text:style-name="P29">Este evento é enviado quando em tentativa de estabelecer uma conexão ocorre um erro. Neste caso se for tentar estabelecer uma chamada e o destino estiver ocupado ou fora de serviço por exemplo este evento será enviado.</text:p>
            </text:list-item>
          </text:list>
        </text:list-item>
        <text:list-item>
          <text:p text:style-name="P29">EvConnectionCleared</text:p>
          <text:list>
            <text:list-item>
              <text:p text:style-name="P29">Evento de finalizaçao de conexão.</text:p>
            </text:list-item>
          </text:list>
        </text:list-item>
        <text:list-item>
          <text:p text:style-name="P29">EvDelivered</text:p>
          <text:list>
            <text:list-item>
              <text:p text:style-name="P29">Evento evento quando uma conexão de entrada é solicitada.</text:p>
            </text:list-item>
          </text:list>
        </text:list-item>
        <text:list-item>
          <text:p text:style-name="P29">EvEstablished</text:p>
          <text:list>
            <text:list-item>
              <text:p text:style-name="P29">Evento de estabelecimento de ligação</text:p>
            </text:list-item>
          </text:list>
        </text:list-item>
        <text:list-item>
          <text:p text:style-name="P29">evQueued</text:p>
          <text:list>
            <text:list-item>
              <text:p text:style-name="P29">Evento enviado quando uma conexão é colocado em um fila de espera.</text:p>
            </text:list-item>
          </text:list>
        </text:list-item>
        <text:list-item>
          <text:p text:style-name="P29">EvHeld</text:p>
          <text:list>
            <text:list-item>
              <text:p text:style-name="P29">Evento enviado quando uma conexão é colocado em espera por um device.</text:p>
            </text:list-item>
          </text:list>
        </text:list-item>
        <text:list-item>
          <text:p text:style-name="P29">EvTransferred</text:p>
          <text:list>
            <text:list-item>
              <text:p text:style-name="P29">Evento enviado na ocorrência da transferência de uma conexão de um device para outro.</text:p>
            </text:list-item>
          </text:list>
        </text:list-item>
        <text:list-item>
          <text:p text:style-name="P29">EvOriginated</text:p>
          <text:list>
            <text:list-item>
              <text:p text:style-name="P29">Evento enviado quando é iniciada uma solicitação de conexão para outro device .normamente ocorre quando no término de uma discagem.</text:p>
            </text:list-item>
          </text:list>
        </text:list-item>
        <text:list-item>
          <text:p text:style-name="P29">EvNetworkReached</text:p>
          <text:list>
            <text:list-item>
              <text:p text:style-name="P29">Evento enviada quando uma conexão atinge uma rede externa, por exemplo uma ramal pegando linha de central publica.</text:p>
            </text:list-item>
          </text:list>
        </text:list-item>
        <text:list-item>
          <text:p text:style-name="P29">EvDiverted</text:p>
          <text:list>
            <text:list-item>
              <text:p text:style-name="P29">Evento enviado quando uma conexão que está sendo direcionada para um determinado device sofre um redirecionamento para outro device, por exemplo desvio de chamada, captura de chamada, etc.</text:p>
            </text:list-item>
          </text:list>
        </text:list-item>
        <text:list-item>
          <text:p text:style-name="P29">EvConferenced</text:p>
          <text:list>
            <text:list-item>
              <text:p text:style-name="P29">Evento enviado quando uma conexão é ligada a outras conexões para uma conferencia.</text:p>
            </text:list-item>
          </text:list>
        </text:list-item>
        <text:list-item>
          <text:p text:style-name="P29">EvOffered</text:p>
          <text:list>
            <text:list-item>
              <text:p text:style-name="P29">Este evento não é aplicavel. </text:p>
            </text:list-item>
          </text:list>
        </text:list-item>
        <text:list-item>
          <text:p text:style-name="P29">EvNetworkCapabilitiesChange</text:p>
          <text:list>
            <text:list-item>
              <text:p text:style-name="P29">Este evento não é aplicavel. </text:p>
            </text:list-item>
          </text:list>
        </text:list-item>
        <text:list-item>
          <text:p text:style-name="P29">EvDigitsDialed</text:p>
          <text:list>
            <text:list-item>
              <text:p text:style-name="P29">Este evento não é aplicavel. </text:p>
            </text:list-item>
          </text:list>
        </text:list-item>
        <text:list-item>
          <text:p text:style-name="P29">EvCallCleared</text:p>
          <text:list>
            <text:list-item>
              <text:p text:style-name="P29">Este evento não é aplicavel. </text:p>
            </text:list-item>
          </text:list>
        </text:list-item>
        <text:list-item>
          <text:p text:style-name="P29">EvBridged</text:p>
          <text:list>
            <text:list-item>
              <text:p text:style-name="P29">Este evento não é aplicavel. </text:p>
            </text:list-item>
          </text:list>
        </text:list-item>
      </text:list>
      <text:p text:style-name="P6"/>
      <text:p text:style-name="P3"/>
      <text:p text:style-name="P3"><text:alphabetical-index-mark-start text:id="IMark90746944"/>4 – Comandos.<text:alphabetical-index-mark-end text:id="IMark90746944"/></text:p>
      <text:p text:style-name="P9"/>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17">Função</text:p>
          </table:table-cell>
          <table:table-cell table:style-name="Tabela1.A1" office:value-type="string">
            <text:p text:style-name="P18">Sintaxe</text:p>
          </table:table-cell>
          <table:table-cell table:style-name="Tabela1.C1" office:value-type="string">
            <text:p text:style-name="P17">Retorno</text:p>
          </table:table-cell>
        </table:table-row>
        <text:soft-page-break/>
        <table:table-row>
          <table:table-cell table:style-name="Tabela1.A2" office:value-type="string">
            <text:p text:style-name="P3">MakeCall</text:p>
            <text:p text:style-name="P11">(Inicia uma chamada da origem “from” para o destino </text:p>
            <text:p text:style-name="P11">“to”)</text:p>
          </table:table-cell>
          <table:table-cell table:style-name="Tabela1.A2" office:value-type="string">
            <text:p text:style-name="P9">[makecall;from;to]</text:p>
          </table:table-cell>
          <table:table-cell table:style-name="Tabela1.C2" office:value-type="string">
            <text:p text:style-name="P9"><text:span text:style-name="T1">MakeCallResult;Ok;</text:span><text:span text:style-name="T1">callid</text:span></text:p>
            <text:p text:style-name="P14">MakeCallResult;Error</text:p>
          </table:table-cell>
        </table:table-row>
        <table:table-row>
          <table:table-cell table:style-name="Tabela1.A2" office:value-type="string">
            <text:p text:style-name="P3">MonitorStart</text:p>
            <text:p text:style-name="P12">(Inicia monitoração de eventos em um device: ramal-mtDevice;tronco-mtTrunk)</text:p>
          </table:table-cell>
          <table:table-cell table:style-name="Tabela1.A2" office:value-type="string">
            <text:p text:style-name="P9">[monitorstart;device;TMonitorType[0=mtDevice|1=mtTrunk]]</text:p>
          </table:table-cell>
          <table:table-cell table:style-name="Tabela1.C2" office:value-type="string">
            <text:p text:style-name="P15">MonitorStart;Ok;CrossRefId</text:p>
            <text:p text:style-name="P14">MonitorStart;Error</text:p>
          </table:table-cell>
        </table:table-row>
        <table:table-row>
          <table:table-cell table:style-name="Tabela1.A2" office:value-type="string">
            <text:p text:style-name="P3">ClearConnection</text:p>
            <text:p text:style-name="P11">(Finaliza uma conexão. Exemplo: derruba chamada com identificado por callid)</text:p>
          </table:table-cell>
          <table:table-cell table:style-name="Tabela1.A2" office:value-type="string">
            <text:p text:style-name="P19">[clearconnection;deviceid;callid]</text:p>
          </table:table-cell>
          <table:table-cell table:style-name="Tabela1.C2" office:value-type="string">
            <text:p text:style-name="P15">ClearConnection;Ok</text:p>
            <text:p text:style-name="P14">ClearConnection;Error</text:p>
          </table:table-cell>
        </table:table-row>
        <table:table-row>
          <table:table-cell table:style-name="Tabela1.A2" office:value-type="string">
            <text:p text:style-name="P3">AnswerCall</text:p>
            <text:p text:style-name="P11">(Faz atendimento de uma conexão de entrada. Exemplo: Atende chamada de entrada identificada por callid)</text:p>
          </table:table-cell>
          <table:table-cell table:style-name="Tabela1.A2" office:value-type="string">
            <text:p text:style-name="P19">[answercall;deviceid;callid]</text:p>
          </table:table-cell>
          <table:table-cell table:style-name="Tabela1.C2" office:value-type="string">
            <text:p text:style-name="P15">AnswerCall;Ok</text:p>
            <text:p text:style-name="P14">AnswerCall;Error</text:p>
            <text:p text:style-name="P9"/>
          </table:table-cell>
        </table:table-row>
        <table:table-row>
          <table:table-cell table:style-name="Tabela1.A2" office:value-type="string">
            <text:p text:style-name="P3">HoldCall</text:p>
            <text:p text:style-name="P11">(Coloca a chamada identificada por callid em espera)</text:p>
          </table:table-cell>
          <table:table-cell table:style-name="Tabela1.A2" office:value-type="string">
            <text:p text:style-name="P19">[holdcall;deviceid;callid]</text:p>
          </table:table-cell>
          <table:table-cell table:style-name="Tabela1.C2" office:value-type="string">
            <text:p text:style-name="P15">HoldCall;Ok</text:p>
            <text:p text:style-name="P14">HoldCall;Error</text:p>
          </table:table-cell>
        </table:table-row>
        <table:table-row>
          <table:table-cell table:style-name="Tabela1.A2" office:value-type="string">
            <text:p text:style-name="P3">RetrieveCall</text:p>
            <text:p text:style-name="P11">(Recupera a chamada identificada pelo callid da espera)</text:p>
          </table:table-cell>
          <table:table-cell table:style-name="Tabela1.A2" office:value-type="string">
            <text:p text:style-name="P9">[retrievecall;deviceid;callid]</text:p>
          </table:table-cell>
          <table:table-cell table:style-name="Tabela1.C2" office:value-type="string">
            <text:p text:style-name="P15">RetrieveCall;Ok</text:p>
            <text:p text:style-name="P14">RetrieveCall;Error</text:p>
          </table:table-cell>
        </table:table-row>
        <table:table-row>
          <table:table-cell table:style-name="Tabela1.A2" office:value-type="string">
            <text:p text:style-name="P17">ParkCall</text:p>
            <text:p text:style-name="P21">(Estaciona a chamada identificada por callid e device parkingdevice na posição indicada por parkto)</text:p>
          </table:table-cell>
          <table:table-cell table:style-name="Tabela1.A2" office:value-type="string">
            <text:p text:style-name="P9">[parkcall;parkingdevice;parkto;callid]</text:p>
          </table:table-cell>
          <table:table-cell table:style-name="Tabela1.C2" office:value-type="string">
            <text:p text:style-name="P15">ParkCall;Ok</text:p>
            <text:p text:style-name="P14">ParkCall;Error</text:p>
          </table:table-cell>
        </table:table-row>
        <table:table-row>
          <table:table-cell table:style-name="Tabela1.A2" office:value-type="string">
            <text:p text:style-name="P17">AlternateCall</text:p>
            <text:p text:style-name="P21">(Alterna entre uma chamada em espera identificada por holdcallid,holddevice e a chamada em andamento identificada por deviceid,callid)</text:p>
          </table:table-cell>
          <table:table-cell table:style-name="Tabela1.A2" office:value-type="string">
            <text:p text:style-name="P19">[alternatecall;deviceid;holddevice;callid;holdcallid]</text:p>
          </table:table-cell>
          <table:table-cell table:style-name="Tabela1.C2" office:value-type="string">
            <text:p text:style-name="P15">AlternateCall;Ok</text:p>
            <text:p text:style-name="P14">AlternateCall;Error</text:p>
          </table:table-cell>
        </table:table-row>
        <table:table-row>
          <table:table-cell table:style-name="Tabela1.A2" office:value-type="string">
            <text:p text:style-name="P3">ReconnectCall</text:p>
            <text:p text:style-name="P6"/>
            <text:p text:style-name="P12">(Reconecta uma chamada em espera identificada por holddevice,holdcallid para o deviceid de origem identificada por deviceid,callid da chamada em consulta.Exemplo:</text:p>
            <text:p text:style-name="P12">A <text:s/>conectado em B <text:s/>C em <text:soft-page-break/>espera, após comando A conectado em C B desconectado )</text:p>
          </table:table-cell>
          <table:table-cell table:style-name="Tabela1.A2" office:value-type="string">
            <text:p text:style-name="P19">[reconnectcall;deviceid;holddevice;callid;holdcallid]</text:p>
          </table:table-cell>
          <table:table-cell table:style-name="Tabela1.C2" office:value-type="string">
            <text:p text:style-name="P15">ReconnectCall;Ok</text:p>
            <text:p text:style-name="P14">ReconnectCall;Error</text:p>
          </table:table-cell>
        </table:table-row>
        <table:table-row>
          <table:table-cell table:style-name="Tabela1.A2" office:value-type="string">
            <text:p text:style-name="P9"/>
          </table:table-cell>
          <table:table-cell table:style-name="Tabela1.A2" office:value-type="string">
            <text:p text:style-name="P19"/>
          </table:table-cell>
          <table:table-cell table:style-name="Tabela1.C2" office:value-type="string">
            <text:p text:style-name="P9"/>
          </table:table-cell>
        </table:table-row>
        <table:table-row>
          <table:table-cell table:style-name="Tabela1.A2" office:value-type="string">
            <text:p text:style-name="P3">TransferCall</text:p>
            <text:p text:style-name="P12">(Transfere uma chamada em espera identificada por holddevice,holdcallid para o deviceid de destino identificada por deviceid,callid da chamada em consulta.Exemplo:</text:p>
            <text:p text:style-name="P12">A <text:s/>conectado em B <text:s/>C em espera, após comando B conectado em C A desconectado )</text:p>
            <text:p text:style-name="P9"/>
          </table:table-cell>
          <table:table-cell table:style-name="Tabela1.A2" office:value-type="string">
            <text:p text:style-name="P19">[tranfercall;deviceid;holddevice;callid;holdcallid]</text:p>
          </table:table-cell>
          <table:table-cell table:style-name="Tabela1.C2" office:value-type="string">
            <text:p text:style-name="P15">TransferCall;Ok</text:p>
            <text:p text:style-name="P14">TransferCall;Error</text:p>
          </table:table-cell>
        </table:table-row>
        <table:table-row>
          <table:table-cell table:style-name="Tabela1.A2" office:value-type="string">
            <text:p text:style-name="P3">GroupPickup</text:p>
            <text:p text:style-name="P11">(Captura uma chamada de requestingdevice para topickupdevice de um determinado grupo sendo que requestingdevice e topickupdevice são participantes deste grupo)</text:p>
          </table:table-cell>
          <table:table-cell table:style-name="Tabela1.A2" office:value-type="string">
            <text:p text:style-name="P19">[grouppickup;requestingdevice;topickupdevice;callid]</text:p>
          </table:table-cell>
          <table:table-cell table:style-name="Tabela1.C2" office:value-type="string">
            <text:p text:style-name="P15">GroupPickup;Ok</text:p>
            <text:p text:style-name="P14">GroupPickup;Error</text:p>
          </table:table-cell>
        </table:table-row>
        <table:table-row>
          <table:table-cell table:style-name="Tabela1.A2" office:value-type="string">
            <text:p text:style-name="P3">ConferenceCall</text:p>
            <text:p text:style-name="P11">(Coloca uma chamada em epera identificada por helddeviceid;heldcallid em conferencia com a chamada ativa identificada por <text:s/>activedeviceid;activecallid)</text:p>
          </table:table-cell>
          <table:table-cell table:style-name="Tabela1.A2" office:value-type="string">
            <text:p text:style-name="P19">[conferencecall;helddeviceid;heldcallid;activedeviceid;activecallid]</text:p>
          </table:table-cell>
          <table:table-cell table:style-name="Tabela1.C2" office:value-type="string">
            <text:p text:style-name="P15">ConferenceCall;Ok</text:p>
            <text:p text:style-name="P14">ConferenceCall;Error</text:p>
          </table:table-cell>
        </table:table-row>
        <table:table-row>
          <table:table-cell table:style-name="Tabela1.A2" office:value-type="string">
            <text:p text:style-name="P3">GetAgentState</text:p>
            <text:p text:style-name="P11">(Retorno o status do agente de callcenter)</text:p>
          </table:table-cell>
          <table:table-cell table:style-name="Tabela1.A2" office:value-type="string">
            <text:p text:style-name="P9">[getagentstate;deviceid]</text:p>
          </table:table-cell>
          <table:table-cell table:style-name="Tabela1.C2" office:value-type="string">
            <text:p text:style-name="P15">[GetAgentState;[</text:p>
            <text:p text:style-name="P15"><text:s text:c="2"/>asAgentNotReady</text:p>
            <text:p text:style-name="P15">| asAgentNull</text:p>
            <text:p text:style-name="P15">| asAgentReady</text:p>
            <text:p text:style-name="P15">| asAgentBusy</text:p>
            <text:p text:style-name="P15">|asAgentWorkingAfter</text:p>
            <text:p text:style-name="P15"><text:s/>Call];agentid]</text:p>
            <text:p text:style-name="P14">[GetAgentState;Error]</text:p>
          </table:table-cell>
        </table:table-row>
        <table:table-row>
          <table:table-cell table:style-name="Tabela1.A2" office:value-type="string">
            <text:p text:style-name="P3">SetAgentState</text:p>
            <text:p text:style-name="P13">(Muda o status do agente de callcenter)</text:p>
          </table:table-cell>
          <table:table-cell table:style-name="Tabela1.A2" office:value-type="string">
            <text:p text:style-name="P20">[setagentstate;deviceid;<text:span text:style-name="T11">agentid</text:span></text:p>
            <text:p text:style-name="P20">reqAgentLoggedOn – 0</text:p>
            <text:p text:style-name="P20">| reqAgentLoggedOff – 1</text:p>
            <text:p text:style-name="P20">| reqAgentNotReady – <text:s/>2</text:p>
            <text:p text:style-name="P20">| reqAgentReady – 3</text:p>
            <text:p text:style-name="P19"><text:span text:style-name="T2">|</text:span><text:span text:style-name="T2">reqAgentWorkingAfterCall </text:span><text:span text:style-name="T2">-</text:span> 4]</text:p>
          </table:table-cell>
          <table:table-cell table:style-name="Tabela1.C2" office:value-type="string">
            <text:p text:style-name="P15">SetAgentState;Ok</text:p>
            <text:p text:style-name="P14">SetAgentState;Error</text:p>
          </table:table-cell>
        </table:table-row>
        <table:table-row>
          <table:table-cell table:style-name="Tabela1.A2" office:value-type="string">
            <text:p text:style-name="P3">SnapshotDevice</text:p>
            <text:p text:style-name="P11">(Retorna estado do callid de cada device)</text:p>
          </table:table-cell>
          <table:table-cell table:style-name="Tabela1.A2" office:value-type="string">
            <text:p text:style-name="P19">[snapshotdevice;deviceid]</text:p>
          </table:table-cell>
          <table:table-cell table:style-name="Tabela1.C2" office:value-type="string">
            <text:p text:style-name="P22">[SnapshotDevice;</text:p>
            <text:p text:style-name="P22">[csNull | csInitiated | csAlerting | csConnected</text:p>
            <text:p text:style-name="P22"><text:soft-page-break/>csHold | csQueued | csFail | </text:p>
            <text:p text:style-name="P22">csConferenced ];callid];callid]... </text:p>
            <text:p text:style-name="P23">[SnapshotDevice;Error]</text:p>
          </table:table-cell>
        </table:table-row>
        <table:table-row>
          <table:table-cell table:style-name="Tabela1.A2" office:value-type="string">
            <text:p text:style-name="P3">DeflectCall</text:p>
            <text:p text:style-name="P9">(<text:span text:style-name="T3">Redireciona uma chamada </text:span><text:span text:style-name="T3">identificada pelo callid para um novo device identificado por newdestination)</text:span></text:p>
          </table:table-cell>
          <table:table-cell table:style-name="Tabela1.A2" office:value-type="string">
            <text:p text:style-name="P19">[deflectcall;deviceid;newdestination;callid]</text:p>
          </table:table-cell>
          <table:table-cell table:style-name="Tabela1.C2" office:value-type="string">
            <text:p text:style-name="P15">DeflectCall;Ok</text:p>
            <text:p text:style-name="P14">DeflectCall;Error</text:p>
            <text:p text:style-name="P14"/>
          </table:table-cell>
        </table:table-row>
        <table:table-row>
          <table:table-cell table:style-name="Tabela1.A2" office:value-type="string">
            <text:p text:style-name="P3">SetDisplay</text:p>
            <text:p text:style-name="P11">(Insere no display do device a mensagem text)</text:p>
          </table:table-cell>
          <table:table-cell table:style-name="Tabela1.A2" office:value-type="string">
            <text:p text:style-name="P19">[setdisplay;deviceid;text]</text:p>
          </table:table-cell>
          <table:table-cell table:style-name="Tabela1.C2" office:value-type="string">
            <text:p text:style-name="P15">SetDisplay;Ok</text:p>
            <text:p text:style-name="P14">SetDisplay;Error</text:p>
          </table:table-cell>
        </table:table-row>
        <table:table-row>
          <table:table-cell table:style-name="Tabela1.A2" office:value-type="string">
            <text:p text:style-name="P3">GenerateDigits</text:p>
            <text:p text:style-name="P11">(Gera pos digito na ligacao identificada por callid)</text:p>
          </table:table-cell>
          <table:table-cell table:style-name="Tabela1.A2" office:value-type="string">
            <text:p text:style-name="P19">[generatedigits;deviceid;digit;callid]</text:p>
          </table:table-cell>
          <table:table-cell table:style-name="Tabela1.C2" office:value-type="string">
            <text:p text:style-name="P15">GenerateDigits;Ok</text:p>
            <text:p text:style-name="P14">GenerateDigits;Error</text:p>
          </table:table-cell>
        </table:table-row>
        <table:table-row>
          <table:table-cell table:style-name="Tabela1.A2" office:value-type="string">
            <text:p text:style-name="P3">DialDigits</text:p>
            <text:p text:style-name="P11">(Gera discagem na ligacao identificada por callid)</text:p>
          </table:table-cell>
          <table:table-cell table:style-name="Tabela1.A2" office:value-type="string">
            <text:p text:style-name="P19">[dialdigits;deviceid;digits;callid]</text:p>
          </table:table-cell>
          <table:table-cell table:style-name="Tabela1.C2" office:value-type="string">
            <text:p text:style-name="P15">DialDigits;Ok</text:p>
            <text:p text:style-name="P14">DialDigits;Error</text:p>
          </table:table-cell>
        </table:table-row>
        <table:table-row table:style-name="Tabela1.22">
          <table:table-cell table:style-name="Tabela1.A2" office:value-type="string">
            <text:p text:style-name="P3">ConsultationCall</text:p>
            <text:p text:style-name="P11">(Coloca chamada atual identificada por callid em espera e se conecta em newdestination para consulta)</text:p>
          </table:table-cell>
          <table:table-cell table:style-name="Tabela1.A2" office:value-type="string">
            <text:p text:style-name="P19">[consultationcall;deviceid;newdestination;callid]</text:p>
          </table:table-cell>
          <table:table-cell table:style-name="Tabela1.C2" office:value-type="string">
            <text:p text:style-name="P15">ConsultationCall;Ok</text:p>
            <text:p text:style-name="P14">ConsultationCall;Error</text:p>
          </table:table-cell>
        </table:table-row>
        <table:table-row table:style-name="Tabela1.23">
          <table:table-cell table:style-name="Tabela1.A2" office:value-type="string">
            <text:p text:style-name="P3">SingleStepTransfer</text:p>
            <text:p text:style-name="P11">(Transferencia direta da chamada em deviceid identificada por callid para newdestination )</text:p>
          </table:table-cell>
          <table:table-cell table:style-name="Tabela1.A2" office:value-type="string">
            <text:p text:style-name="P19">[singlesteptransfer;deviceid;newdestination;callid]</text:p>
          </table:table-cell>
          <table:table-cell table:style-name="Tabela1.C2" office:value-type="string">
            <text:p text:style-name="P15">SingleStepTransfer;Ok</text:p>
            <text:p text:style-name="P14">SingleStepTransfer;Error</text:p>
          </table:table-cell>
        </table:table-row>
        <table:table-row>
          <table:table-cell table:style-name="Tabela1.A2" office:value-type="string">
            <text:p text:style-name="P3">SnapshotCall</text:p>
            <text:p text:style-name="P11">(Retorna o status das chamadas identificadas pelo callid)</text:p>
          </table:table-cell>
          <table:table-cell table:style-name="Tabela1.A2" office:value-type="string">
            <text:p text:style-name="P19">[snapshotcall;deviceid;callid]</text:p>
          </table:table-cell>
          <table:table-cell table:style-name="Tabela1.C2" office:value-type="string">
            <text:p text:style-name="P15">[SnapshotCall;dialingnumber;[csNull |csInitiated|csAlerting|csConnected|csHold|csQueued|csFail];callid]</text:p>
            <text:p text:style-name="P14">[SnapshotCall;Error]</text:p>
          </table:table-cell>
        </table:table-row>
        <table:table-row>
          <table:table-cell table:style-name="Tabela1.A2" office:value-type="string">
            <text:p text:style-name="P3">SetForwarding</text:p>
            <text:p text:style-name="P9"><text:span text:style-name="T3">(Ativa o desvio de chamadas no deviceid para destintation</text:span>)</text:p>
          </table:table-cell>
          <table:table-cell table:style-name="Tabela1.A2" office:value-type="string">
            <text:p text:style-name="P19">[setforwarding;deviceid;destination;forwardtype;activate[atived - 0 | deactive - 1]]</text:p>
          </table:table-cell>
          <table:table-cell table:style-name="Tabela1.C2" office:value-type="string">
            <text:p text:style-name="P15">SetForwarding;Ok</text:p>
            <text:p text:style-name="P14">SetForwarding;Error</text:p>
          </table:table-cell>
        </table:table-row>
        <table:table-row>
          <table:table-cell table:style-name="Tabela1.A2" office:value-type="string">
            <text:p text:style-name="P3">MonitorStop</text:p>
            <text:p text:style-name="P11">(Para a monitoração csta do deviceid)</text:p>
          </table:table-cell>
          <table:table-cell table:style-name="Tabela1.A2" office:value-type="string">
            <text:p text:style-name="P19">[monitorstop;deviceid]</text:p>
          </table:table-cell>
          <table:table-cell table:style-name="Tabela1.C2" office:value-type="string">
            <text:p text:style-name="P15">MonitorStop;Ok</text:p>
            <text:p text:style-name="P14">MonitorStop;Error</text:p>
          </table:table-cell>
        </table:table-row>
      </table:table>
      <text:p text:style-name="P9"/>
      <text:p text:style-name="P10"/>
      <text:p text:style-name="P10"><text:tab/></text:p>
      <text:p text:style-name="P10"><text:tab/></text:p>
      <text:p text:style-name="P10"><text:tab/></text:p>
      <text:p text:style-name="P10"><text:tab/></text:p>
      <text:p text:style-name="P5"><text:soft-page-break/><text:alphabetical-index-mark-start text:id="IMark90746944"/>5 – Manutenção.<text:alphabetical-index-mark-end text:id="IMark90746944"/></text:p>
      <text:p text:style-name="P4"><text:alphabetical-index-mark text:string-value=" "/></text:p>
      <text:p text:style-name="P5"><text:alphabetical-index-mark-start text:id="IMark90746944"/>5.1 Alarmes e monitoração<text:alphabetical-index-mark-end text:id="IMark90746944"/></text:p>
      <text:p text:style-name="P7">Toda vez que ocorrer desconexão ou reinicialização do sistema <text:s/>um e-mail ,caso configurado veja item 2, será enviado para avisar o estado das conexões.</text:p>
      <text:p text:style-name="P5">5.2 Logs</text:p>
      <text:p text:style-name="P7">Os logs gerados,caso configurado veja item 2, serão salvos na pasta de instalação.</text:p>
      <text:p text:style-name="P5">5.2.1 Logs do Csta</text:p>
      <text:p text:style-name="P7">arquivo LogCsta+data e hora – logs de atividades do csta.</text:p>
      <text:p text:style-name="P7">Arquivo LogHex+data e hora – logs<text:tab/> de atividade do socket entre pabx e csta.</text:p>
      <text:p text:style-name="P7">Obs: Não é <text:span text:style-name="T10">aconselhável</text:span> quando estiver funcionando em produção manter os logs ativados pois <text:span text:style-name="T10">os </text:span>mesmos consumem processamento e espaço em disco, só em casos de depuração de er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Arial1"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pt" fo:country="B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hadow="none"/>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6:55:40.09</meta:creation-date>
    <dc:date>2013-02-19T00:33:54.77</dc:date>
    <meta:editing-duration>PT17H39M11S</meta:editing-duration>
    <meta:editing-cycles>99</meta:editing-cycles>
    <meta:generator>LibreOffice/3.6$Windows_x86 LibreOffice_project/58f22d5-270d05a-e2abed1-ea17a85-9b5702</meta:generator>
    <meta:document-statistic meta:table-count="1" meta:image-count="0" meta:object-count="0" meta:page-count="10" meta:paragraph-count="289" meta:word-count="1848" meta:character-count="13004" meta:non-whitespace-character-count="11472"/>
  </office:meta>
</office:document-meta>
</file>